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-0.25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text-position="0% 100%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left="0.4925in" fo:margin-right="0in" fo:text-indent="-0.25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paragraph-properties fo:margin-left="0.9846in" fo:margin-right="0in" fo:text-indent="-0.25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text-position="super 58%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0.05in" fo:margin-left="0.3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0.4in" fo:margin-left="0.3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9782998" text:style-name="L1">
        <text:list-item>
          <text:p text:style-name="P3">Úvod</text:p>
        </text:list-item>
        <text:list-item>
          <text:p text:style-name="P3">Teoretická část</text:p>
          <text:list>
            <text:list-item>
              <text:p text:style-name="P3">Suspendace v míchaných nádobách</text:p>
            </text:list-item>
            <text:list-item>
              <text:p text:style-name="P3">CFD</text:p>
              <text:list>
                <text:list-item>
                  <text:p text:style-name="P3">Úvod do CFD</text:p>
                </text:list-item>
                <text:list-item>
                  <text:p text:style-name="P3">Vícefázové modely</text:p>
                </text:list-item>
                <text:list-item>
                  <text:p text:style-name="P3">Modely pro koeficient odporu</text:p>
                </text:list-item>
                <text:list-item>
                  <text:p text:style-name="P3">Turbulentní modely</text:p>
                </text:list-item>
                <text:list-item>
                  <text:p text:style-name="P3">Transport látky bez reakce</text:p>
                </text:list-item>
                <text:list-item>
                  <text:p text:style-name="P3">Modelování rotujícího míchadla</text:p>
                </text:list-item>
              </text:list>
            </text:list-item>
            <text:list-item>
              <text:p text:style-name="P3">Literární rešerše</text:p>
            </text:list-item>
          </text:list>
        </text:list-item>
        <text:list-item>
          <text:p text:style-name="P4">Experimentální část</text:p>
        </text:list-item>
        <text:list-item>
          <text:p text:style-name="P4">Výpočetní část</text:p>
        </text:list-item>
        <text:list-item>
          <text:p text:style-name="P4">Výsledky a diskuze</text:p>
          <text:list>
            <text:list-item>
              <text:list>
                <text:list-item>
                  <text:p text:style-name="P3">Distribuce pevné fáze </text:p>
                </text:list-item>
                <text:list-item>
                  <text:p text:style-name="P3">Vliv různých modelu pro C<text:span text:style-name="T1">D</text:span></text:p>
                </text:list-item>
                <text:list-item>
                  <text:p text:style-name="P3">Výška vznosu pevné fáze (a porovnání s experimenty)</text:p>
                </text:list-item>
                <text:list-item>
                  <text:p text:style-name="P3">Doba homogenizace (a porovnání s experimenty)</text:p>
                </text:list-item>
              </text:list>
            </text:list-item>
          </text:list>
        </text:list-item>
        <text:list-item>
          <text:p text:style-name="P4">Závěr</text:p>
        </text:list-item>
      </text:list>
      <text:p text:style-name="P1"/>
      <text:p text:style-name="P1">Experimenty (doba homogenizace):</text:p>
      <text:list xml:id="list933967309" text:style-name="L2">
        <text:list-item>
          <text:list>
            <text:list-item>
              <text:p text:style-name="P5">voda + PVC (5 obj.%), frekvence otáčení 3, 4, 5, 6, 7 s<text:span text:style-name="T2">-1</text:span></text:p>
            </text:list-item>
            <text:list-item>
              <text:p text:style-name="P5">voda + PVC (10 obj.%), frekvence otáčení 4, 5, 6, 7, 8 s<text:span text:style-name="T2">-1</text:span></text:p>
            </text:list-item>
            <text:list-item>
              <text:p text:style-name="P5">voda + PVC (15 obj.%), frekvence otáčení 5, 6, 7, 8, 9 s<text:span text:style-name="T2">-1</text:span></text:p>
            </text:list-item>
            <text:list-item>
              <text:p text:style-name="P5">5 mPa s + PVC (5 obj.%), frekvence otáčení 3, 4, 5, 6, 7 s<text:span text:style-name="T2">-1</text:span></text:p>
            </text:list-item>
            <text:list-item>
              <text:p text:style-name="P5">7,5 mPa s + PVC (5 obj.%), frekvence otáčení 3, 4, 5, 6, 7 s<text:span text:style-name="T2">-1</text:span></text:p>
            </text:list-item>
            <text:list-item>
              <text:p text:style-name="P5">7,5 mPa s + PVC (10 obj.%), frekvence otáčení 4, 5, 6, 7, 8 s<text:span text:style-name="T2">-1</text:span></text:p>
            </text:list-item>
            <text:list-item>
              <text:p text:style-name="P5">7,5 mPa s + PVC (15 obj.%), frekvence otáčení <text:s/>5, 6, 7, 8, 9 s<text:span text:style-name="T2">-1</text:span></text:p>
            </text:list-item>
          </text:list>
        </text:list-item>
      </text:list>
      <text:p text:style-name="P6"/>
      <text:p text:style-name="P2">Vícefázové modely: Eulerian-Eulerian a Eulerian-Granular</text:p>
      <text:p text:style-name="P2">Modely pro C<text:span text:style-name="T1">D</text:span>: Schiller-Neumann, Pinelli, Brucato (nic moc), Khopk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16:12:33</meta:creation-date>
    <dc:date>2012-04-01T11:13:41</dc:date>
    <meta:editing-duration>PT41M7S</meta:editing-duration>
    <meta:editing-cycles>4</meta:editing-cycles>
    <meta:generator>LibreOffice/3.5$Linux_x86 LibreOffice_project/350m1$Build-102</meta:generator>
    <meta:document-statistic meta:table-count="0" meta:image-count="0" meta:object-count="0" meta:page-count="1" meta:paragraph-count="29" meta:word-count="200" meta:character-count="273" meta:non-whitespace-character-count="910"/>
  </office:meta>
</office:document-meta>
</file>